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able_20_Contents" style:list-style-name="L2">
      <style:text-properties style:font-name="Arial1" fo:font-size="11pt" style:language-asian="ja" style:country-asian="JP"/>
    </style:style>
    <style:style style:name="P42" style:family="paragraph" style:parent-style-name="Table_20_Contents" style:list-style-name="L3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 style:language-asian="ja" style:country-asian="JP"/>
    </style:style>
    <style:style style:name="P44" style:family="paragraph" style:parent-style-name="Table_20_Contents" style:list-style-name="L4">
      <style:text-properties style:font-name="Arial1" fo:font-size="11pt"/>
    </style:style>
    <style:style style:name="P4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4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5"/>
    <style:style style:name="P56" style:family="paragraph" style:parent-style-name="Text_20_body">
      <style:text-properties style:language-asian="ja" style:country-asian="JP"/>
    </style:style>
    <style:style style:name="P5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font-style-asian="normal" style:font-weight-asian="normal" style:font-size-complex="12pt" style:font-weight-complex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4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style:font-name-asian="Arial2"/>
    </style:style>
    <style:style style:name="T19" style:family="text">
      <style:text-properties style:font-name-asian="Arial2" style:language-asian="ja" style:country-asian="JP"/>
    </style:style>
    <style:style style:name="T20" style:family="text">
      <style:text-properties fo:color="#000000" fo:background-color="transparent" style:font-name-asian="Arial2" style:font-size-asian="12pt"/>
    </style:style>
    <style:style style:name="T21" style:family="text">
      <style:text-properties style:font-name="Arial" fo:font-size="12pt" style:font-name-asian="Arial" style:font-size-complex="12pt"/>
    </style:style>
    <style:style style:name="T22" style:family="text">
      <style:text-properties style:font-name="Arial2" fo:font-size="12pt" fo:language="ja" fo:country="JP" fo:font-style="normal" fo:font-weight="normal" fo:background-color="transparent"/>
    </style:style>
    <style:style style:name="T23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5">雨が降って少し肌寒いですね。</text:span></text:p>
      <text:p text:style-name="P7">日報などなど<text:span text:style-name="T15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9">どうも</text:span><text:span text:style-name="T18">お疲れさまです。暑く</text:span><text:span text:style-name="T19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5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20">なんとも、すみません。</text:span> 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5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5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5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5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3">ドラム缶の向こうに、一軒家が建ってます。その写真は、今回は撮り忘れました。埋め合わせに、去年撮った写真、添付します（</text:span><text:span text:style-name="T22">19.54.jpg</text:span><text:span text:style-name="T23">）。</text:span></text:p>
      <text:p text:style-name="P17">先の写真、手前は、敷地の前を流れる小川です。泡立ちの部分。ちょっとした滝の、滝口です。<text:span text:style-name="T21">）</text:span></text:p>
      <text:p text:style-name="P16"><text:span text:style-name="T5">----------- </text:span><text:span text:style-name="T3">提出（</text:span><text:span text:style-name="T12"> </text:span><text:span text:style-name="T13">１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5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5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56"><text:span text:style-name="T10">来週はまた、休みにしようと考えております。キャンプの手伝い、土日に入れてます。キャンセルが入るかも知れません。今週のように、空いてます、という連絡、いたします。</text:span></text:p>
      <text:p text:style-name="Text_20_body"><text:span text:style-name="T6">③ 交通費申請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XX XX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XXX（XXX）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XXX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XX（金）</text:p>
          </table:table-cell>
          <table:table-cell table:style-name="表18.B1" office:value-type="string">
            <text:p text:style-name="P27">8/XX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XX(月) ~ 2021.8.XX(日)</text:p>
          </table:table-cell>
        </table:table-row>
        <text:soft-page-break/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XX(月) ~ 2021.8.XX(日)</text:p>
      <text:p text:style-name="P12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2"> </text:span><text:span text:style-name="T13">３</text:span><text:span text:style-name="T14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8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8/XX（金）</text:p>
          </table:table-cell>
          <table:table-cell table:style-name="表38.B1" office:value-type="string">
            <text:p text:style-name="P27">8/XX（土）</text:p>
          </table:table-cell>
        </table:table-row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8.XX(月) ~ 2021.8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XX(月) ~ 2021.8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<text:soft-page-break/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2"> </text:span><text:span text:style-name="T11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4695906608390168341" text:style-name="L1">
        <text:list-item>
          <text:p text:style-name="P57">image file</text:p>
          <text:list>
            <text:list-item>
              <text:p text:style-name="P57">copy to : C:\WORKS_2\WS\WS_Others\towa_corpo</text:p>
            </text:list-item>
            <text:list-item>
              <text:p text:style-name="P57">change → file name</text:p>
            </text:list-item>
            <text:list-item>
              <text:p text:style-name="P57">DUP</text:p>
            </text:list-item>
            <text:list-item>
              <text:p text:style-name="P57">open the orig with paint</text:p>
            </text:list-item>
            <text:list-item>
              <text:p text:style-name="P57">change size → 25 % (<office:annotation office:name="__Annotation__14902_534617985"><dc:creator>iwabuchi ken</dc:creator><dc:date>2020-02-03T15:01:30.48</dc:date><text:p text:style-name="P67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57">close paint</text:p>
            </text:list-item>
          </text:list>
        </text:list-item>
        <text:list-item>
          <text:p text:style-name="P58">email<text:span text:style-name="T17"> </text:span><text:span text:style-name="T16">###</text:span></text:p>
          <text:list>
            <text:list-item>
              <text:p text:style-name="P58">C – N (new mail)</text:p>
            </text:list-item>
            <text:list-item>
              <text:p text:style-name="P58"><text:soft-page-break/>attach image file</text:p>
            </text:list-item>
            <text:list-item>
              <text:p text:style-name="P58">open in-mail image file</text:p>
            </text:list-item>
            <text:list-item>
              <text:p text:style-name="P58">validate</text:p>
              <text:list>
                <text:list-item>
                  <text:p text:style-name="P58">終了時刻</text:p>
                </text:list-item>
                <text:list-item>
                  <text:p text:style-name="P58">職長サイン</text:p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prev lines → DUP</text:p>
            </text:list-item>
            <text:list-item>
              <text:p text:style-name="P57">enter data</text:p>
              <text:list>
                <text:list-item>
                  <text:p text:style-name="P58">作業について</text:p>
                  <text:list>
                    <text:list-item>
                      <text:p text:style-name="P57">作業日</text:p>
                    </text:list-item>
                    <text:list-item>
                      <text:p text:style-name="P57">発注者</text:p>
                    </text:list-item>
                    <text:list-item>
                      <text:p text:style-name="P57">工事件名</text:p>
                    </text:list-item>
                    <text:list-item>
                      <text:p text:style-name="P58">作業時間</text:p>
                    </text:list-item>
                  </text:list>
                </text:list-item>
                <text:list-item>
                  <text:p text:style-name="P58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57">作業日</text:p>
                </text:list-item>
                <text:list-item>
                  <text:p text:style-name="P57">発注者</text:p>
                </text:list-item>
                <text:list-item>
                  <text:p text:style-name="P57">工事件名</text:p>
                </text:list-item>
                <text:list-item>
                  <text:p text:style-name="P58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<text:soft-page-break/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5">日報）</text:span></text:p>
            <text:list xml:id="list1672980381384187104" text:style-name="L2">
              <text:list-item>
                <text:p text:style-name="P41">copy</text:p>
                <text:list>
                  <text:list-item>
                    <text:p text:style-name="P41">from C:\WORKS_2\WS\WS_Cake_IFM11\iphone_to_upload</text:p>
                  </text:list-item>
                  <text:list-item>
                    <text:p text:style-name="P41">to <text:s/>==&gt; C:\WORKS_2\WS\WS_Others\towa_corpo</text:p>
                  </text:list-item>
                </text:list>
              </text:list-item>
              <text:list-item>
                <text:p text:style-name="P41">name ==&gt; change</text:p>
                <text:list>
                  <text:list-item>
                    <text:p text:style-name="P41">【作業員　岩淵謙 <text:s/>日報連絡】 2020.7.4.土 2020.7.6.月.jpg</text:p>
                  </text:list-item>
                </text:list>
              </text:list-item>
              <text:list-item>
                <text:p text:style-name="P41">open file (f1)</text:p>
              </text:list-item>
              <text:list-item>
                <text:p text:style-name="P41">DUP</text:p>
              </text:list-item>
              <text:list-item>
                <text:p text:style-name="P41">f1 ==&gt; paint</text:p>
              </text:list-item>
              <text:list-item>
                <text:p text:style-name="P4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6816585465599884659" text:style-name="L3">
              <text:list-item>
                <text:p text:style-name="P42">DUP : 交通費請求書.用紙.orig.jpg</text:p>
              </text:list-item>
              <text:list-item>
                <text:p text:style-name="P42">name ==&gt; change : 【作業員　岩淵謙 <text:s/>交通費請求書】 2020.7.6(月) ~ 2020.7.12(日).jpg</text:p>
              </text:list-item>
              <text:list-item>
                <text:p text:style-name="P42">open file</text:p>
              </text:list-item>
              <text:list-item>
                <text:p text:style-name="P42">M – o &gt; ↓ &gt; Ret (paint)</text:p>
              </text:list-item>
              <text:list-item>
                <text:p text:style-name="P42">入力</text:p>
              </text:list-item>
              <text:list-item>
                <text:p text:style-name="P42">DUP</text:p>
              </text:list-item>
              <text:list-item>
                <text:p text:style-name="P42">M – o &gt; “70” &gt; Ret (size change)</text:p>
              </text:list-item>
              <text:list-item>
                <text:p text:style-name="P4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2136598803002559858" text:style-name="L4">
              <text:list-item>
                <text:p text:style-name="P44"><text:soft-page-break/>start mailer</text:p>
              </text:list-item>
              <text:list-item>
                <text:p text:style-name="P44">new mail</text:p>
              </text:list-item>
              <text:list-item>
                <text:p text:style-name="P44">C – S – a &gt; choose file &gt; Ret (append)</text:p>
              </text:list-item>
              <text:list-item>
                <text:p text:style-name="P44">open ==&gt; appended files (<text:span text:style-name="T15">日報、交通費)</text:span></text:p>
              </text:list-item>
              <text:list-item>
                <text:p text:style-name="P43">C/P</text:p>
                <text:list>
                  <text:list-item>
                    <text:p text:style-name="P43">本文</text:p>
                  </text:list-item>
                  <text:list-item>
                    <text:p text:style-name="P43">タイトル</text:p>
                  </text:list-item>
                </text:list>
              </text:list-item>
              <text:list-item>
                <text:p text:style-name="P43">“send” : “yoko” &gt; Ret (autofill)</text:p>
              </text:list-item>
              <text:list-item>
                <text:p text:style-name="P43">validate</text:p>
                <text:list>
                  <text:list-item>
                    <text:p text:style-name="P43">append ==&gt; 2 files</text:p>
                  </text:list-item>
                  <text:list-item>
                    <text:p text:style-name="P43">subject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3">C – Ret (send)</text:p>
              </text:list-item>
              <text:list-item>
                <text:p text:style-name="P43">validate</text:p>
                <text:list>
                  <text:list-item>
                    <text:p text:style-name="P43">attached files</text:p>
                  </text:list-item>
                  <text:list-item>
                    <text:p text:style-name="P43">宛先</text:p>
                  </text:list-item>
                  <text:list-item>
                    <text:p text:style-name="P43">タイトル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</text:p>
                      </text:list-item>
                    </text:list>
                  </text:list-item>
                  <text:list-item>
                    <text:p text:style-name="P43">本文</text:p>
                    <text:list>
                      <text:list-item>
                        <text:p text:style-name="P43">送るものについての文。</text:p>
                      </text:list-item>
                      <text:list-item>
                        <text:p text:style-name="P4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-------------------------------------------------------- [STEPS : closing] 20200912_182844</text:p>
      <text:list xml:id="list3391700764730927178" text:style-name="L5">
        <text:list-item>
          <text:p text:style-name="P54">close</text:p>
          <text:list>
            <text:list-item>
              <text:p text:style-name="P54">image files</text:p>
            </text:list-item>
            <text:list-item>
              <text:p text:style-name="P54">folders</text:p>
            </text:list-item>
            <text:list-item>
              <text:p text:style-name="P54">apps</text:p>
              <text:list>
                <text:list-item>
                  <text:p text:style-name="P54">paint</text:p>
                </text:list-item>
                <text:list-item>
                  <text:p text:style-name="P54">mailer</text:p>
                </text:list-item>
              </text:list>
            </text:list-item>
          </text:list>
        </text:list-item>
        <text:list-item>
          <text:p text:style-name="P54">validate</text:p>
          <text:list>
            <text:list-item>
              <text:p text:style-name="P54">mail ==&gt; move to “sent” box</text:p>
            </text:list-item>
          </text:list>
        </text:list-item>
        <text:list-item>
          <text:p text:style-name="P54">prep next</text:p>
          <text:list>
            <text:list-item>
              <text:p text:style-name="P55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8-12T17:47:11.88</dc:date>
    <dc:creator>iwabuchi ken</dc:creator>
    <meta:editing-duration>P1DT17H40M53S</meta:editing-duration>
    <meta:editing-cycles>241</meta:editing-cycles>
    <meta:generator>OpenOffice/4.1.3$Win32 OpenOffice.org_project/413m1$Build-9783</meta:generator>
    <meta:document-statistic meta:table-count="30" meta:image-count="0" meta:object-count="0" meta:page-count="12" meta:paragraph-count="500" meta:word-count="3236" meta:character-count="6887"/>
  </office:meta>
</office:document-meta>
</file>